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F40000017265FC2FAF3C1D13FE.png" manifest:media-type="image/png"/>
  <manifest:file-entry manifest:full-path="Pictures/1000000000000B8900000B898C145C15B4C3AD2C.png" manifest:media-type="image/png"/>
  <manifest:file-entry manifest:full-path="Pictures/100002010000065300000653E8491293D6706EC4.png" manifest:media-type="image/png"/>
  <manifest:file-entry manifest:full-path="Pictures/100002010000222600000B7EA3A10DAC8415A01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61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1.341cm" draw:marker-start="Arrow" draw:marker-start-width="2.2cm" draw:marker-end-width="2.2cm" draw:fill="none" draw:textarea-vertical-align="middle" fo:padding-top="0.784cm" fo:padding-bottom="0.784cm" fo:padding-left="0.909cm" fo:padding-right="0.9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288cm" svg:height="8.509cm" svg:x="1.326cm" svg:y="1cm">
          <draw:image xlink:href="Pictures/100002010000222600000B7EA3A10DAC8415A01F.png" xlink:type="simple" xlink:show="embed" xlink:actuate="onLoad">
            <text:p/>
          </draw:image>
        </draw:frame>
        <draw:frame draw:style-name="gr2" draw:text-style-name="P3" draw:layer="layout" svg:width="4.634cm" svg:height="0.962cm" svg:x="20.671cm" svg:y="15.66cm">
          <draw:text-box>
            <text:p text:style-name="P2">Sponsored by</text:p>
          </draw:text-box>
        </draw:frame>
        <draw:frame draw:style-name="gr3" draw:text-style-name="P4" draw:layer="layout" svg:width="3.715cm" svg:height="3.715cm" svg:x="23.231cm" svg:y="16.876cm">
          <draw:image xlink:href="Pictures/100002010000065300000653E8491293D6706EC4.png" xlink:type="simple" xlink:show="embed" xlink:actuate="onLoad">
            <text:p/>
          </draw:image>
        </draw:frame>
        <draw:frame draw:style-name="gr3" draw:text-style-name="P4" draw:layer="layout" svg:width="3.683cm" svg:height="3.683cm" svg:x="19.147cm" svg:y="16.908cm">
          <draw:image xlink:href="Pictures/1000000000000B8900000B898C145C15B4C3AD2C.png" xlink:type="simple" xlink:show="embed" xlink:actuate="onLoad">
            <text:p/>
          </draw:image>
        </draw:frame>
        <draw:frame draw:style-name="gr3" draw:text-style-name="P4" draw:layer="layout" svg:width="5.499cm" svg:height="4.069cm" svg:x="1cm" svg:y="16.421cm">
          <draw:image xlink:href="Pictures/10000201000001F40000017265FC2FAF3C1D13FE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5.288cm" svg:height="8.509cm" svg:x="1.326cm" svg:y="1cm">
          <draw:image xlink:href="Pictures/100002010000222600000B7EA3A10DAC8415A01F.png" xlink:type="simple" xlink:show="embed" xlink:actuate="onLoad">
            <text:p/>
          </draw:image>
        </draw:frame>
        <draw:frame draw:style-name="gr2" draw:text-style-name="P3" draw:layer="layout" svg:width="4.634cm" svg:height="0.962cm" svg:x="20.67cm" svg:y="15.659cm">
          <draw:text-box>
            <text:p text:style-name="P2">Sponsored by</text:p>
          </draw:text-box>
        </draw:frame>
        <draw:frame draw:style-name="gr3" draw:text-style-name="P4" draw:layer="layout" svg:width="3.715cm" svg:height="3.715cm" svg:x="23.23cm" svg:y="16.875cm">
          <draw:image xlink:href="Pictures/100002010000065300000653E8491293D6706EC4.png" xlink:type="simple" xlink:show="embed" xlink:actuate="onLoad">
            <text:p/>
          </draw:image>
        </draw:frame>
        <draw:frame draw:style-name="gr3" draw:text-style-name="P4" draw:layer="layout" svg:width="3.683cm" svg:height="3.683cm" svg:x="19.146cm" svg:y="16.907cm">
          <draw:image xlink:href="Pictures/1000000000000B8900000B898C145C15B4C3AD2C.png" xlink:type="simple" xlink:show="embed" xlink:actuate="onLoad">
            <text:p/>
          </draw:image>
        </draw:frame>
        <draw:line draw:style-name="gr4" draw:text-style-name="P1" draw:layer="layout" svg:x1="5.445cm" svg:y1="12.922cm" svg:x2="23.987cm" svg:y2="12.922cm">
          <text:p/>
        </draw:line>
        <draw:frame draw:style-name="gr3" draw:text-style-name="P4" draw:layer="layout" svg:width="5.499cm" svg:height="4.069cm" svg:x="1.001cm" svg:y="16.422cm">
          <draw:image xlink:href="Pictures/10000201000001F40000017265FC2FAF3C1D13FE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25.288cm" svg:height="8.509cm" svg:x="1.326cm" svg:y="1cm">
          <draw:image xlink:href="Pictures/100002010000222600000B7EA3A10DAC8415A01F.png" xlink:type="simple" xlink:show="embed" xlink:actuate="onLoad">
            <text:p/>
          </draw:image>
        </draw:frame>
        <draw:frame draw:style-name="gr2" draw:text-style-name="P3" draw:layer="layout" svg:width="4.634cm" svg:height="0.962cm" svg:x="20.67cm" svg:y="15.659cm">
          <draw:text-box>
            <text:p text:style-name="P2">Sponsored by</text:p>
          </draw:text-box>
        </draw:frame>
        <draw:frame draw:style-name="gr3" draw:text-style-name="P4" draw:layer="layout" svg:width="3.715cm" svg:height="3.715cm" svg:x="23.23cm" svg:y="16.875cm">
          <draw:image xlink:href="Pictures/100002010000065300000653E8491293D6706EC4.png" xlink:type="simple" xlink:show="embed" xlink:actuate="onLoad">
            <text:p/>
          </draw:image>
        </draw:frame>
        <draw:frame draw:style-name="gr3" draw:text-style-name="P4" draw:layer="layout" svg:width="3.683cm" svg:height="3.683cm" svg:x="19.146cm" svg:y="16.907cm">
          <draw:image xlink:href="Pictures/1000000000000B8900000B898C145C15B4C3AD2C.png" xlink:type="simple" xlink:show="embed" xlink:actuate="onLoad">
            <text:p/>
          </draw:image>
        </draw:frame>
        <draw:line draw:style-name="gr4" draw:text-style-name="P1" draw:layer="layout" svg:x1="23.987cm" svg:y1="12.922cm" svg:x2="5.445cm" svg:y2="12.922cm">
          <text:p/>
        </draw:line>
        <draw:frame draw:style-name="gr3" draw:text-style-name="P4" draw:layer="layout" svg:width="5.499cm" svg:height="4.069cm" svg:x="1.001cm" svg:y="16.422cm">
          <draw:image xlink:href="Pictures/10000201000001F40000017265FC2FAF3C1D13F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7T12:32:30.974263705</meta:creation-date>
    <dc:date>2016-01-27T12:56:20.843829734</dc:date>
    <meta:editing-duration>PT22M39S</meta:editing-duration>
    <meta:editing-cycles>9</meta:editing-cycles>
    <meta:generator>LibreOffice/5.0.2.2$Linux_X86_64 LibreOffice_project/37b43f919e4de5eeaca9b9755ed688758a8251fe</meta:generator>
    <meta:document-statistic meta:object-count="17"/>
  </office:meta>
</office:document-meta>
</file>